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4.631cm" table:align="left"/>
    </style:style>
    <style:style style:name="Tabla2.A" style:family="table-column">
      <style:table-column-properties style:column-width="14.631cm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weight-asian="normal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left="1.251cm" fo:margin-right="0cm" fo:text-align="justify" style:justify-single-word="false" fo:text-indent="0cm" style:auto-text-indent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6" style:family="paragraph" style:parent-style-name="Text_20_body">
      <style:text-properties style:font-name="Arial" fo:font-size="9pt" style:font-size-asian="9pt" style:font-size-complex="9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10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11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style:text-underline-style="solid" style:text-underline-width="auto" style:text-underline-color="font-color" fo:font-weight="normal"/>
    </style:style>
    <style:style style:name="T1" style:family="text">
      <style:text-properties fo:font-style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17cm" fo:text-indent="-0.635cm" fo:margin-left="1.9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52cm" fo:text-indent="-0.635cm" fo:margin-left="2.55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87cm" fo:text-indent="-0.635cm" fo:margin-left="3.18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57cm" fo:text-indent="-0.635cm" fo:margin-left="4.45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27cm" fo:text-indent="-0.635cm" fo:margin-left="5.72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97cm" fo:text-indent="-0.635cm" fo:margin-left="6.99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7</text:p>
      <text:p text:style-name="P8"><text:span text:style-name="T1">1- </text:span><text:s/>Definir un documento XML que ofrezca un listado de 1 o más editoriales, donde cada editorial presenta la siguiente información: nombre, dirección, email, página, teléfono y fax.</text:p>
      <text:p text:style-name="P3"><text:s text:c="3"/>Definir su correspondiente DTD y construir el fichero XML válido con respecto a éste.</text:p>
      <text:p text:style-name="P3">&lt;?xml version="1.0" encoding="UTF-8"?&gt;</text:p>
      <text:p text:style-name="P3">&lt;!DOCTYPE editoriales [</text:p>
      <text:p text:style-name="P3">&lt;!ELEMENT editoriales (editorial+)&gt;</text:p>
      <text:p text:style-name="P3">&lt;!ELEMENT editorial EMPTY&gt;</text:p>
      <text:p text:style-name="P3">&lt;!ATTLIST editorial nombre NMTOKENS #REQUIRED&gt;</text:p>
      <text:p text:style-name="P3">&lt;!ATTLIST editorial direccion NMTOKENS #REQUIRED&gt;</text:p>
      <text:p text:style-name="P3">&lt;!ATTLIST editorial email CDATA #REQUIRED&gt;</text:p>
      <text:p text:style-name="P3">&lt;!ATTLIST editorial pagina NMTOKEN #REQUIRED&gt;</text:p>
      <text:p text:style-name="P3">&lt;!ATTLIST editorial telefono NMTOKEN #REQUIRED&gt;</text:p>
      <text:p text:style-name="P3">&lt;!ATTLIST editorial fax CDATA #REQUIRED&gt;</text:p>
      <text:p text:style-name="P3">]&gt;</text:p>
      <text:p text:style-name="P3"/>
      <text:p text:style-name="P3">&lt;editoriales&gt;</text:p>
      <text:p text:style-name="P3">&lt;editorial nombre = "Editorial A" direccion = "Calle 1" email = "email@gmail.com" pagina = "1" telefono = "748346" fax = "ehdjwk32"/&gt;</text:p>
      <text:p text:style-name="P3">&lt;/editoriales&gt;</text:p>
      <text:p text:style-name="P3"/>
      <text:p text:style-name="P3">2- Definir el correspondiente DTD para el siguiente documento XML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>&lt;?xml version="1.0"?&gt;<text:line-break/>&lt;libro&gt;<text:line-break/>&lt;titulo&gt; Cien años de soledad &lt;/titulo&gt;<text:line-break/>&lt;disponible tiempo="24" unidad="horas"/&gt;<text:line-break/>&lt;autor&gt; Gabriel García Márquez &lt;/autor&gt;<text:line-break/>&lt;formato&gt; Rústica &lt;/formato&gt;<text:line-break/>&lt;publicacion&gt;1967 &lt;/publicacion&gt;<text:line-break/>&lt;precio cantidad="9.99" moneda="euro"/&gt;<text:line-break/>&lt;descuento cantidad="5"/&gt;<text:line-break/>&lt;enlacelibro href="/exec/ISBN/84-473-0619-4"/&gt;<text:line-break/>&lt;/libro&gt;</text:p>
          </table:table-cell>
        </table:table-row>
      </table:table>
      <text:p text:style-name="P2"/>
      <text:p text:style-name="P2">&lt;?xml version="1.0" encoding="UTF-8"?&gt;</text:p>
      <text:p text:style-name="P2">&lt;!DOCTYPE libro [</text:p>
      <text:p text:style-name="P2">&lt;!ELEMENT libro (titulo, disponible, autor, formato, publicacion, precio, descuento, enlacelibro)&gt;</text:p>
      <text:p text:style-name="P2">&lt;!ELEMENT titulo (#PCDATA)&gt;</text:p>
      <text:p text:style-name="P2">&lt;!ELEMENT disponible EMPTY&gt;</text:p>
      <text:p text:style-name="P2">&lt;!ATTLIST disponible tiempo NMTOKEN #REQUIRED&gt;</text:p>
      <text:p text:style-name="P2">&lt;!ATTLIST disponible unidad NMTOKEN #REQUIRED&gt;</text:p>
      <text:p text:style-name="P2">&lt;!ELEMENT autor (#PCDATA)&gt;</text:p>
      <text:p text:style-name="P2">&lt;!ELEMENT formato (#PCDATA)&gt;</text:p>
      <text:p text:style-name="P2">&lt;!ELEMENT publicacion (#PCDATA)&gt;</text:p>
      <text:p text:style-name="P2">&lt;!ELEMENT precio EMPTY&gt;</text:p>
      <text:p text:style-name="P2">&lt;!ATTLIST precio cantidad NMTOKEN #REQUIRED&gt;</text:p>
      <text:p text:style-name="P2"><text:soft-page-break/>&lt;!ATTLIST precio moneda CDATA #REQUIRED&gt;</text:p>
      <text:p text:style-name="P2">&lt;!ELEMENT descuento EMPTY&gt;</text:p>
      <text:p text:style-name="P2">&lt;!ATTLIST descuento cantidad NMTOKEN #REQUIRED&gt;</text:p>
      <text:p text:style-name="P2">&lt;!ELEMENT enlacelibro EMPTY&gt;</text:p>
      <text:p text:style-name="P2">&lt;!ATTLIST enlacelibro href CDATA #REQUIRED&gt;</text:p>
      <text:p text:style-name="P2"><text:s/>]&gt;</text:p>
      <text:p text:style-name="P2"/>
      <text:p text:style-name="P2">&lt;libro&gt;</text:p>
      <text:p text:style-name="P2">&lt;titulo&gt; Cien años de soledad &lt;/titulo&gt;</text:p>
      <text:p text:style-name="P2">&lt;disponible tiempo="24" unidad="horas"/&gt;</text:p>
      <text:p text:style-name="P2">&lt;autor&gt; Gabriel García Márquez &lt;/autor&gt;</text:p>
      <text:p text:style-name="P2">&lt;formato&gt; Rústica &lt;/formato&gt;</text:p>
      <text:p text:style-name="P2">&lt;publicacion&gt;1967 &lt;/publicacion&gt;</text:p>
      <text:p text:style-name="P2">&lt;precio cantidad="9.99" moneda="euro"/&gt;</text:p>
      <text:p text:style-name="P2">&lt;descuento cantidad="5"/&gt;</text:p>
      <text:p text:style-name="P2">&lt;enlacelibro href="/exec/ISBN/84-473-0619-4"/&gt;</text:p>
      <text:p text:style-name="P2">&lt;/libro&gt;</text:p>
      <text:p text:style-name="P2"/>
      <text:p text:style-name="P2">3- Definir el correspondiente DTD para el siguiente documento XML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>&lt;clinicas&gt;</text:p>
            <text:p text:style-name="P6">&lt;clinica nombre ="vista <text:s/>hermosa"&gt;</text:p>
            <text:p text:style-name="P6">&lt;cita fecha="10/10/2010"&gt;</text:p>
            <text:p text:style-name="P6">&lt;medico nif="d16345665465" nombre="pepe" apellidos="moreno"&gt;</text:p>
            <text:p text:style-name="P6">&lt;especialidad&gt;traumatologia&lt;/especialidad&gt;</text:p>
            <text:p text:style-name="P6">&lt;/medico&gt;</text:p>
            <text:p text:style-name="P6">&lt;paciente nif="100000001A" nombre="Drenthe"&gt;</text:p>
            <text:p text:style-name="P6">&lt;diagnostico&gt;ulcera de estómago&lt;/diagnostico&gt;</text:p>
            <text:p text:style-name="P6">&lt;/paciente&gt;</text:p>
            <text:p text:style-name="P6">&lt;/cita&gt;</text:p>
            <text:p text:style-name="P6">&lt;cita fecha="12/10/2010"&gt;</text:p>
            <text:p text:style-name="P6">&lt;medico nif="5258020000B" nombre="luis" apellidos="moreno"&gt;</text:p>
            <text:p text:style-name="P6">&lt;especialidad&gt;traumatologia&lt;/especialidad&gt;</text:p>
            <text:p text:style-name="P6">&lt;/medico&gt;</text:p>
            <text:p text:style-name="P6">&lt;paciente nif="d00000002A" nombre="Mujer de Drenthe"&gt;</text:p>
            <text:p text:style-name="P6">&lt;diagnostico&gt;parto&lt;/diagnostico&gt;</text:p>
            <text:p text:style-name="P6">&lt;/paciente&gt;</text:p>
            <text:p text:style-name="P6">&lt;/cita&gt;</text:p>
            <text:p text:style-name="P6">&lt;/clinica&gt;</text:p>
            <text:p text:style-name="P6">..........................</text:p>
            <text:p text:style-name="P7">&lt;/clinicas&gt;</text:p>
          </table:table-cell>
        </table:table-row>
      </table:table>
      <text:p text:style-name="P4"/>
      <text:p text:style-name="P4"/>
      <text:p text:style-name="P4">&lt;?xml version="1.0" encoding="UTF-8"?&gt;</text:p>
      <text:p text:style-name="P4"><text:soft-page-break/>&lt;!DOCTYPE clinicas [</text:p>
      <text:p text:style-name="P4">&lt;!ELEMENT clinicas (clinica+)&gt;</text:p>
      <text:p text:style-name="P4">&lt;!ELEMENT clinica (cita+)&gt;</text:p>
      <text:p text:style-name="P4">&lt;!ATTLIST clinica nombre CDATA #REQUIRED&gt;</text:p>
      <text:p text:style-name="P4">&lt;!ELEMENT cita (medico, paciente)&gt;</text:p>
      <text:p text:style-name="P4">&lt;!ATTLIST cita fecha CDATA #REQUIRED&gt;</text:p>
      <text:p text:style-name="P4">&lt;!ELEMENT medico (especialidad)&gt;</text:p>
      <text:p text:style-name="P4">&lt;!ATTLIST medico nif NMTOKEN #REQUIRED&gt;</text:p>
      <text:p text:style-name="P4">&lt;!ATTLIST medico nombre CDATA #REQUIRED&gt;</text:p>
      <text:p text:style-name="P4">&lt;!ATTLIST medico apellidos CDATA #REQUIRED&gt;</text:p>
      <text:p text:style-name="P4">&lt;!ELEMENT especialidad (#PCDATA)&gt;</text:p>
      <text:p text:style-name="P4">&lt;!ELEMENT paciente (diagnostico)&gt;</text:p>
      <text:p text:style-name="P4">&lt;!ATTLIST paciente nif NMTOKEN #REQUIRED&gt;</text:p>
      <text:p text:style-name="P4">&lt;!ATTLIST paciente nombre CDATA #REQUIRED&gt;</text:p>
      <text:p text:style-name="P4">&lt;!ELEMENT diagnostico (#PCDATA)&gt;</text:p>
      <text:p text:style-name="P4"><text:s/>]&gt;</text:p>
      <text:p text:style-name="P11"/>
      <text:p text:style-name="P4">&lt;clinicas&gt;</text:p>
      <text:p text:style-name="P4"/>
      <text:p text:style-name="P4">&lt;clinica nombre ="vista hermosa"&gt;</text:p>
      <text:p text:style-name="P4">&lt;cita fecha="10/10/2010"&gt;</text:p>
      <text:p text:style-name="P4"><text:s text:c="2"/>&lt;medico nif="d16345665465" nombre="pepe" apellidos="moreno"&gt;</text:p>
      <text:p text:style-name="P4"><text:s text:c="4"/>&lt;especialidad&gt;traumatologia&lt;/especialidad&gt;</text:p>
      <text:p text:style-name="P4"><text:s text:c="2"/>&lt;/medico&gt;</text:p>
      <text:p text:style-name="P4"><text:s text:c="2"/>&lt;paciente nif="100000001A" nombre="Drenthe"&gt;</text:p>
      <text:p text:style-name="P4"><text:s text:c="4"/>&lt;diagnostico&gt;ulcera de estómago&lt;/diagnostico&gt;</text:p>
      <text:p text:style-name="P4"><text:s text:c="2"/>&lt;/paciente&gt;</text:p>
      <text:p text:style-name="P4">&lt;/cita&gt;</text:p>
      <text:p text:style-name="P4">&lt;cita fecha="12/10/2010"&gt;</text:p>
      <text:p text:style-name="P4"><text:s text:c="2"/>&lt;medico nif="5258020000B" nombre="luis" apellidos="moreno"&gt;</text:p>
      <text:p text:style-name="P4"><text:s text:c="4"/>&lt;especialidad&gt;traumatologia&lt;/especialidad&gt;</text:p>
      <text:p text:style-name="P4"><text:s text:c="2"/>&lt;/medico&gt;</text:p>
      <text:p text:style-name="P4"><text:s text:c="2"/>&lt;paciente nif="d00000002A" nombre="Mujer de Drenthe"&gt;</text:p>
      <text:p text:style-name="P4"><text:s text:c="4"/>&lt;diagnostico&gt;parto&lt;/diagnostico&gt;</text:p>
      <text:p text:style-name="P4"><text:s text:c="2"/>&lt;/paciente&gt;</text:p>
      <text:p text:style-name="P4">&lt;/cita&gt;</text:p>
      <text:p text:style-name="P4">&lt;/clinica&gt;</text:p>
      <text:p text:style-name="P4"/>
      <text:p text:style-name="P4">&lt;/clinicas&gt;</text:p>
      <text:p text:style-name="P4"/>
      <text:p text:style-name="P4">4- Definir un DTD y su correspondiente fichero <text:s/>XML válido con respecto a éste que almacene la siguiente información para los elementos de la tabla periódica:</text:p>
      <text:p text:style-name="P5">Listado de uno o más átomos, donde cada átomo:</text:p>
      <text:list xml:id="list4292165816" text:style-name="L1">
        <text:list-item>
          <text:p text:style-name="P9">Tiene un atributo estado.</text:p>
        </text:list-item>
        <text:list-item>
          <text:p text:style-name="P9">Un elemento nombre.</text:p>
        </text:list-item>
        <text:list-item>
          <text:p text:style-name="P9">Un elemento símbolo.</text:p>
        </text:list-item>
        <text:list-item>
          <text:p text:style-name="P9">Un elemento número atómico.</text:p>
        </text:list-item>
        <text:list-item>
          <text:p text:style-name="P9">Un elemento peso atómico.</text:p>
        </text:list-item>
        <text:list-item>
          <text:p text:style-name="P9">Un elemento punto de ebullición con un atributo unidades,</text:p>
        </text:list-item>
        <text:list-item>
          <text:p text:style-name="P9">Un elemento punto de fusión con un atributo unidades</text:p>
        </text:list-item>
      </text:list>
      <text:p text:style-name="P10"/>
      <text:p text:style-name="P10">&lt;?xml version="1.0" encoding="UTF-8"?&gt;</text:p>
      <text:p text:style-name="P10">&lt;!DOCTYPE atomos [</text:p>
      <text:p text:style-name="P10">&lt;!ELEMENT atomos (atomo+)&gt;</text:p>
      <text:p text:style-name="P10">&lt;!ATTLIST atomo estado NMTOKEN #REQUIRED&gt;</text:p>
      <text:p text:style-name="P10">&lt;!ELEMENT atomo (nombre, simbolo, numeroAtomico, pesoAtomico, puntoEbullicion, puntoFusion)&gt;</text:p>
      <text:p text:style-name="P10">&lt;!ELEMENT nombre (#PCDATA)&gt;</text:p>
      <text:p text:style-name="P10">&lt;!ELEMENT simbolo (#PCDATA)&gt;</text:p>
      <text:p text:style-name="P10">&lt;!ELEMENT numeroAtomico (#PCDATA)&gt;</text:p>
      <text:p text:style-name="P10">&lt;!ELEMENT pesoAtomico (#PCDATA)&gt;</text:p>
      <text:p text:style-name="P10">&lt;!ELEMENT puntoEbullicion (#PCDATA)&gt;</text:p>
      <text:p text:style-name="P10">&lt;!ATTLIST puntoEbullicion unidades CDATA #REQUIRED&gt;</text:p>
      <text:p text:style-name="P10">&lt;!ELEMENT puntoFusion (#PCDATA)&gt;</text:p>
      <text:p text:style-name="P10">&lt;!ATTLIST puntoFusion unidades CDATA #REQUIRED&gt;</text:p>
      <text:p text:style-name="P10">]&gt;</text:p>
      <text:p text:style-name="P10"><text:soft-page-break/></text:p>
      <text:p text:style-name="P10">&lt;atomos&gt;</text:p>
      <text:p text:style-name="P10"/>
      <text:p text:style-name="P10">&lt;atomo estado = "gas"&gt;</text:p>
      <text:p text:style-name="P10"><text:s text:c="2"/>&lt;nombre&gt;Hidrogeno&lt;/nombre&gt;</text:p>
      <text:p text:style-name="P10"><text:s text:c="2"/>&lt;simbolo&gt;H&lt;/simbolo&gt;</text:p>
      <text:p text:style-name="P10"><text:s text:c="2"/>&lt;numeroAtomico&gt;1&lt;/numeroAtomico&gt;</text:p>
      <text:p text:style-name="P10"><text:s text:c="2"/>&lt;pesoAtomico&gt;1,01&lt;/pesoAtomico&gt;</text:p>
      <text:p text:style-name="P10"><text:s text:c="2"/>&lt;puntoEbullicion unidades="Grados Centigrados"&gt;100&lt;/puntoEbullicion&gt;</text:p>
      <text:p text:style-name="P10"><text:s text:c="2"/>&lt;puntoFusion unidades="Grados Centigrados"&gt;120&lt;/puntoFusion&gt;</text:p>
      <text:p text:style-name="P10">&lt;/atomo&gt;</text:p>
      <text:p text:style-name="P10"/>
      <text:p text:style-name="P10">&lt;atomo estado = "gas"&gt;</text:p>
      <text:p text:style-name="P10"><text:s text:c="2"/>&lt;nombre&gt;Carbono&lt;/nombre&gt;</text:p>
      <text:p text:style-name="P10"><text:s text:c="2"/>&lt;simbolo&gt;C&lt;/simbolo&gt;</text:p>
      <text:p text:style-name="P10"><text:s text:c="2"/>&lt;numeroAtomico&gt;8&lt;/numeroAtomico&gt;</text:p>
      <text:p text:style-name="P10"><text:s text:c="2"/>&lt;pesoAtomico&gt;16,01&lt;/pesoAtomico&gt;</text:p>
      <text:p text:style-name="P10"><text:s text:c="2"/>&lt;puntoEbullicion unidades="Grados Centigrados"&gt;50&lt;/puntoEbullicion&gt;</text:p>
      <text:p text:style-name="P10"><text:s text:c="2"/>&lt;puntoFusion unidades="Grados Centigrados"&gt;100&lt;/puntoFusion&gt;</text:p>
      <text:p text:style-name="P10">&lt;/atomo&gt;</text:p>
      <text:p text:style-name="P10"/>
      <text:p text:style-name="P10">&lt;/atomos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</meta:initial-creator>
    <meta:creation-date>2010-09-13T17:42:35</meta:creation-date>
    <dc:date>2022-10-06T11:12:00.963780195</dc:date>
    <meta:print-date>2011-10-12T16:53:28.63</meta:print-date>
    <dc:language>es-ES</dc:language>
    <meta:editing-cycles>14</meta:editing-cycles>
    <meta:editing-duration>PT3H7M7S</meta:editing-duration>
    <meta:printed-by>e e</meta:printed-by>
    <meta:document-statistic meta:table-count="2" meta:image-count="0" meta:object-count="0" meta:page-count="4" meta:paragraph-count="147" meta:word-count="563" meta:character-count="5465" meta:non-whitespace-character-count="4992"/>
    <meta:user-defined meta:name="Info 1"/>
    <meta:user-defined meta:name="Info 2"/>
    <meta:user-defined meta:name="Info 3"/>
    <meta:user-defined meta:name="Info 4"/>
  </office:meta>
</office:document-meta>
</file>